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 fo:break-before="page"/>
      <style:text-properties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ry Anderson</text:p>
      <text:p text:style-name="P2"/>
      <text:p text:style-name="P2">Project 2</text:p>
      <text:p text:style-name="P2"/>
      <text:p text:style-name="P2">CS 301</text:p>
      <text:p text:style-name="P2"/>
      <text:p text:style-name="P2"/>
      <text:p text:style-name="P4">In my solution to the interpolating polynomial I noticed right away that the more calculations I did with my data a slight error was introduced and grew with each iteration.</text:p>
      <text:p text:style-name="P3"/>
      <text:p text:style-name="P3">Ending with an error of .004 off from the true va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00:49:47</meta:creation-date>
    <dc:date>2014-11-24T00:59:38</dc:date>
    <meta:editing-duration>P0D</meta:editing-duration>
    <meta:editing-cycles>1</meta:editing-cycles>
    <meta:document-statistic meta:table-count="0" meta:image-count="0" meta:object-count="0" meta:page-count="2" meta:paragraph-count="5" meta:word-count="47" meta:character-count="253" meta:non-whitespace-character-count="211"/>
    <meta:generator>LibreOffice/3.5$Linux_X86_64 LibreOffice_project/350m1$Build-2</meta:generator>
  </office:meta>
</office:document-meta>
</file>